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38" draw:textarea-horizontal-align="justify" draw:textarea-vertical-align="middle" draw:auto-grow-height="false" fo:min-height="2.65cm" fo:min-width="5.2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  <style:paragraph-properties style:writing-mode="lr-tb"/>
    </style:style>
    <style:style style:name="gr7" style:family="graphic" style:parent-style-name="standard">
      <style:graphic-properties draw:fill="solid" draw:fill-color="#81d41a" draw:textarea-horizontal-align="justify" draw:textarea-vertical-align="middle" draw:auto-grow-height="false" fo:min-height="2.65cm" fo:min-width="5.4cm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1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5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5cm" fo:min-width="5.8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84cm"/>
      <style:paragraph-properties style:writing-mode="lr-tb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2.05cm" fo:min-width="5.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38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solid" draw:fill-color="#b2b2b2"/>
      <style:paragraph-properties fo:text-align="center" style:writing-mode="lr-tb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2.9cm" svg:x="15.8cm" svg:y="8.5cm">
          <text:p text:style-name="P1">NodeMCU / <text:line-break/>ESP8266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5cm" svg:y1="9.6cm" svg:x2="22.8cm" svg:y2="9.6cm">
          <text:p/>
        </draw:line>
        <draw:line draw:style-name="gr2" draw:text-style-name="P3" draw:layer="layout" svg:x1="22.8cm" svg:y1="9cm" svg:x2="22.8cm" svg:y2="9.6cm">
          <text:p/>
        </draw:line>
        <draw:line draw:style-name="gr2" draw:text-style-name="P3" draw:layer="layout" svg:x1="22.5cm" svg:y1="8.8cm" svg:x2="22.8cm" svg:y2="9cm">
          <text:p/>
        </draw:line>
        <draw:line draw:style-name="gr2" draw:text-style-name="P3" draw:layer="layout" svg:x1="22.8cm" svg:y1="9cm" svg:x2="23.1cm" svg:y2="8.8cm">
          <text:p/>
        </draw:line>
        <draw:frame draw:style-name="gr3" draw:text-style-name="P4" draw:layer="layout" svg:width="1.344cm" svg:height="0.725cm" svg:x="21.856cm" svg:y="9.7cm">
          <draw:text-box>
            <text:p><text:span text:style-name="T1">WiFi</text:span></text:p>
          </draw:text-box>
        </draw:frame>
        <draw:line draw:style-name="gr4" draw:text-style-name="P3" draw:layer="layout" svg:x1="12cm" svg:y1="9.9cm" svg:x2="15.7cm" svg:y2="9.9cm">
          <text:p/>
        </draw:line>
        <draw:frame draw:style-name="gr5" draw:text-style-name="P4" draw:layer="layout" svg:width="1.645cm" svg:height="0.725cm" svg:x="12.8cm" svg:y="9.9cm">
          <draw:text-box>
            <text:p><text:span text:style-name="T1">UART</text:span></text:p>
          </draw:text-box>
        </draw:frame>
        <draw:line draw:style-name="gr4" draw:text-style-name="P3" draw:layer="layout" svg:x1="16.6cm" svg:y1="6.7cm" svg:x2="16.6cm" svg:y2="8.4cm">
          <text:p/>
        </draw:line>
        <draw:frame draw:style-name="gr6" draw:text-style-name="P4" draw:layer="layout" svg:width="1.704cm" svg:height="0.725cm" svg:x="16.7cm" svg:y="6.975cm">
          <draw:text-box>
            <text:p><text:span text:style-name="T1">Power</text:span></text:p>
          </draw:text-box>
        </draw:frame>
        <draw:custom-shape draw:style-name="gr7" draw:text-style-name="P5" draw:layer="layout" svg:width="5.9cm" svg:height="2.9cm" svg:x="6.1cm" svg:y="8.5cm">
          <text:p text:style-name="P1">STM32F103C8T6 /<text:line-break/>BluePill Board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6cm" svg:y1="14.529cm" svg:x2="7.6cm" svg:y2="11.429cm">
          <text:p/>
        </draw:line>
        <draw:frame draw:style-name="gr9" draw:text-style-name="P4" draw:layer="layout" svg:width="3.935cm" svg:height="0.725cm" svg:x="2.565cm" svg:y="12.775cm">
          <draw:text-box>
            <text:p><text:span text:style-name="T1">Power + Analog in</text:span></text:p>
          </draw:text-box>
        </draw:frame>
        <draw:line draw:style-name="gr8" draw:text-style-name="P3" draw:layer="layout" svg:x1="7.1cm" svg:y1="14.53cm" svg:x2="7.1cm" svg:y2="11.43cm">
          <text:p/>
        </draw:line>
        <draw:line draw:style-name="gr8" draw:text-style-name="P3" draw:layer="layout" svg:x1="6.6cm" svg:y1="14.53cm" svg:x2="6.6cm" svg:y2="11.43cm">
          <text:p/>
        </draw:line>
        <draw:line draw:style-name="gr8" draw:text-style-name="P3" draw:layer="layout" svg:x1="8.1cm" svg:y1="14.531cm" svg:x2="8.1cm" svg:y2="11.431cm">
          <text:p/>
        </draw:line>
        <draw:frame draw:style-name="gr10" draw:text-style-name="P4" draw:layer="layout" svg:width="3.216cm" svg:height="0.725cm" svg:x="5.984cm" svg:y="10.7cm">
          <draw:text-box>
            <text:p><text:span text:style-name="T1">ADC channels</text:span></text:p>
          </draw:text-box>
        </draw:frame>
        <draw:custom-shape draw:style-name="gr11" draw:text-style-name="P1" draw:layer="layout" svg:width="5.7cm" svg:height="2cm" svg:x="4.3cm" svg:y="14.6cm">
          <text:p text:style-name="P1">Humidity Sensor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3cm" svg:height="2.6cm" svg:x="12.7cm" svg:y="14.6cm">
          <text:p text:style-name="P1">Temp. + air humidity<text:line-break/>senso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cm" svg:y1="13.1cm" svg:x2="10.5cm" svg:y2="11.6cm">
          <text:p/>
        </draw:line>
        <draw:line draw:style-name="gr13" draw:text-style-name="P3" draw:layer="layout" svg:x1="10.5cm" svg:y1="13.1cm" svg:x2="14.6cm" svg:y2="13.1cm">
          <text:p/>
        </draw:line>
        <draw:line draw:style-name="gr4" draw:text-style-name="P3" draw:layer="layout" svg:x1="14.6cm" svg:y1="13.1cm" svg:x2="14.6cm" svg:y2="14.5cm">
          <text:p/>
        </draw:line>
        <draw:frame draw:style-name="gr14" draw:text-style-name="P4" draw:layer="layout" svg:width="3.084cm" svg:height="0.725cm" svg:x="11.116cm" svg:y="12.275cm">
          <draw:text-box>
            <text:p><text:span text:style-name="T1">Power + I2C?</text:span></text:p>
          </draw:text-box>
        </draw:frame>
        <draw:line draw:style-name="gr4" draw:text-style-name="P3" draw:layer="layout" svg:x1="9.525cm" svg:y1="6.4cm" svg:x2="9.525cm" svg:y2="8.4cm">
          <text:p/>
        </draw:line>
        <draw:frame draw:style-name="gr6" draw:text-style-name="P4" draw:layer="layout" svg:width="1.704cm" svg:height="0.725cm" svg:x="9.625cm" svg:y="6.975cm">
          <draw:text-box>
            <text:p><text:span text:style-name="T1">Power</text:span></text:p>
          </draw:text-box>
        </draw:frame>
        <draw:custom-shape draw:style-name="gr15" draw:text-style-name="P6" draw:layer="layout" svg:width="6.1cm" svg:height="2.3cm" svg:x="11.1cm" svg:y="3cm">
          <text:p text:style-name="P1">Power Supply</text:p>
          <text:p text:style-name="P1">5V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522cm" svg:y1="6.4cm" svg:x2="12.722cm" svg:y2="6.4cm">
          <text:p/>
        </draw:line>
        <draw:line draw:style-name="gr4" draw:text-style-name="P3" draw:layer="layout" svg:x1="12.734cm" svg:y1="6.4cm" svg:x2="12.734cm" svg:y2="5.326cm">
          <text:p/>
        </draw:line>
        <draw:line draw:style-name="gr13" draw:text-style-name="P3" draw:layer="layout" svg:x1="16.6cm" svg:y1="6.7cm" svg:x2="15.3cm" svg:y2="6.7cm">
          <text:p/>
        </draw:line>
        <draw:line draw:style-name="gr4" draw:text-style-name="P3" draw:layer="layout" svg:x1="15.3cm" svg:y1="6.7cm" svg:x2="15.3cm" svg:y2="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02:35:24.255628944</meta:creation-date>
    <dc:date>2020-07-23T17:52:52.329390604</dc:date>
    <meta:editing-duration>PT14M43S</meta:editing-duration>
    <meta:editing-cycles>2</meta:editing-cycles>
    <meta:generator>LibreOffice/6.4.5.2$Linux_X86_64 LibreOffice_project/40$Build-2</meta:generator>
    <meta:document-statistic meta:object-count="30"/>
  </office:meta>
</office:document-meta>
</file>